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63FC0885A27C05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8.658cm" svg:height="18.403cm" draw:z-index="0"><draw:image xlink:href="Pictures/10000001000007800000043863FC0885A27C05E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4T17:02:56.813564291</meta:creation-date>
    <dc:date>2023-11-24T17:04:10.029127487</dc:date>
    <meta:editing-duration>PT1M1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